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float" office:value="209715200">
            <text:p>209715200</text:p>
          </table:table-cell>
          <table:table-cell office:value-type="float" office:value="10.84">
            <text:p>10.84</text:p>
          </table:table-cell>
          <table:table-cell office:value-type="float" office:value="18.53">
            <text:p>18.53</text:p>
          </table:table-cell>
          <table:table-cell office:value-type="float" office:value="8.79">
            <text:p>8.79</text:p>
          </table:table-cell>
          <table:table-cell office:value-type="float" office:value="16.36">
            <text:p>16.36</text:p>
          </table:table-cell>
          <table:table-cell office:value-type="float" office:value="37.5">
            <text:p>37.5</text:p>
          </table:table-cell>
          <table:table-cell office:value-type="float" office:value="43.74">
            <text:p>43.74</text:p>
          </table:table-cell>
          <table:table-cell office:value-type="float" office:value="10.57">
            <text:p>10.57</text:p>
          </table:table-cell>
          <table:table-cell/>
          <table:table-cell table:formula="of:=[.B2]/[.A2]" office:value-type="float" office:value="0.0000000516891479492188">
            <text:p>5.16891479492188E-008</text:p>
          </table:table-cell>
          <table:table-cell table:formula="of:=[.C2]/[.A2]" office:value-type="float" office:value="0.0000000883579254150391">
            <text:p>8.83579254150391E-008</text:p>
          </table:table-cell>
          <table:table-cell table:formula="of:=[.D2]/[.A2]" office:value-type="float" office:value="0.0000000419139862060547">
            <text:p>4.19139862060547E-008</text:p>
          </table:table-cell>
          <table:table-cell table:formula="of:=[.E2]/[.A2]" office:value-type="float" office:value="0.0000000780105590820313">
            <text:p>0.000000078</text:p>
          </table:table-cell>
          <table:table-cell table:formula="of:=[.F2]/[.A2]" office:value-type="float" office:value="0.000000178813934326172">
            <text:p>1.78813934326172E-007</text:p>
          </table:table-cell>
          <table:table-cell table:formula="of:=[.G2]/[.A2]" office:value-type="float" office:value="0.000000208568572998047">
            <text:p>2.08568572998047E-007</text:p>
          </table:table-cell>
          <table:table-cell table:formula="of:=[.H2]/[.A2]" office:value-type="float" office:value="0.0000000504016876220703">
            <text:p>5.04016876220703E-008</text:p>
          </table:table-cell>
        </table:table-row>
        <table:table-row table:style-name="ro1">
          <table:table-cell office:value-type="float" office:value="209715200">
            <text:p>209715200</text:p>
          </table:table-cell>
          <table:table-cell office:value-type="float" office:value="14.22">
            <text:p>14.22</text:p>
          </table:table-cell>
          <table:table-cell office:value-type="float" office:value="21.12">
            <text:p>21.12</text:p>
          </table:table-cell>
          <table:table-cell office:value-type="float" office:value="11.33">
            <text:p>11.33</text:p>
          </table:table-cell>
          <table:table-cell office:value-type="float" office:value="18.89">
            <text:p>18.89</text:p>
          </table:table-cell>
          <table:table-cell office:value-type="float" office:value="35.86">
            <text:p>35.86</text:p>
          </table:table-cell>
          <table:table-cell office:value-type="float" office:value="44.32">
            <text:p>44.32</text:p>
          </table:table-cell>
          <table:table-cell office:value-type="float" office:value="15.45">
            <text:p>15.45</text:p>
          </table:table-cell>
          <table:table-cell/>
          <table:table-cell table:formula="of:=[.B3]/[.A3]" office:value-type="float" office:value="0.0000000678062438964844">
            <text:p>6.78062438964844E-008</text:p>
          </table:table-cell>
          <table:table-cell table:formula="of:=[.C3]/[.A3]" office:value-type="float" office:value="0.0000001007080078125">
            <text:p>1.007080078125E-007</text:p>
          </table:table-cell>
          <table:table-cell table:formula="of:=[.D3]/[.A3]" office:value-type="float" office:value="0.0000000540256500244141">
            <text:p>0.000000054</text:p>
          </table:table-cell>
          <table:table-cell table:formula="of:=[.E3]/[.A3]" office:value-type="float" office:value="0.0000000900745391845703">
            <text:p>9.00745391845703E-008</text:p>
          </table:table-cell>
          <table:table-cell table:formula="of:=[.F3]/[.A3]" office:value-type="float" office:value="0.000000170993804931641">
            <text:p>0.000000171</text:p>
          </table:table-cell>
          <table:table-cell table:formula="of:=[.G3]/[.A3]" office:value-type="float" office:value="0.000000211334228515625">
            <text:p>2.11334228515625E-007</text:p>
          </table:table-cell>
          <table:table-cell table:formula="of:=[.H3]/[.A3]" office:value-type="float" office:value="0.0000000736713409423828">
            <text:p>7.36713409423828E-008</text:p>
          </table:table-cell>
        </table:table-row>
        <table:table-row table:style-name="ro1">
          <table:table-cell office:value-type="float" office:value="209715200">
            <text:p>209715200</text:p>
          </table:table-cell>
          <table:table-cell office:value-type="float" office:value="14.83">
            <text:p>14.83</text:p>
          </table:table-cell>
          <table:table-cell office:value-type="float" office:value="23.72">
            <text:p>23.72</text:p>
          </table:table-cell>
          <table:table-cell office:value-type="float" office:value="11.17">
            <text:p>11.17</text:p>
          </table:table-cell>
          <table:table-cell office:value-type="float" office:value="18.73">
            <text:p>18.73</text:p>
          </table:table-cell>
          <table:table-cell office:value-type="float" office:value="33.63">
            <text:p>33.63</text:p>
          </table:table-cell>
          <table:table-cell office:value-type="float" office:value="40.6">
            <text:p>40.6</text:p>
          </table:table-cell>
          <table:table-cell office:value-type="float" office:value="15.49">
            <text:p>15.49</text:p>
          </table:table-cell>
          <table:table-cell/>
          <table:table-cell table:formula="of:=[.B4]/[.A4]" office:value-type="float" office:value="0.0000000707149505615234">
            <text:p>7.07149505615234E-008</text:p>
          </table:table-cell>
          <table:table-cell table:formula="of:=[.C4]/[.A4]" office:value-type="float" office:value="0.000000113105773925781">
            <text:p>1.13105773925781E-007</text:p>
          </table:table-cell>
          <table:table-cell table:formula="of:=[.D4]/[.A4]" office:value-type="float" office:value="0.0000000532627105712891">
            <text:p>5.32627105712891E-008</text:p>
          </table:table-cell>
          <table:table-cell table:formula="of:=[.E4]/[.A4]" office:value-type="float" office:value="0.0000000893115997314453">
            <text:p>8.93115997314453E-008</text:p>
          </table:table-cell>
          <table:table-cell table:formula="of:=[.F4]/[.A4]" office:value-type="float" office:value="0.000000160360336303711">
            <text:p>1.60360336303711E-007</text:p>
          </table:table-cell>
          <table:table-cell table:formula="of:=[.G4]/[.A4]" office:value-type="float" office:value="0.000000193595886230469">
            <text:p>1.93595886230469E-007</text:p>
          </table:table-cell>
          <table:table-cell table:formula="of:=[.H4]/[.A4]" office:value-type="float" office:value="0.0000000738620758056641">
            <text:p>7.38620758056641E-0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11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mrkovich </meta:initial-creator>
    <meta:creation-date>2013-01-21T11:35:23</meta:creation-date>
    <dc:date>2013-01-21T11:39:22</dc:date>
    <dc:creator>dmmrkovich </dc:creator>
    <meta:editing-duration>PT00H03M59S</meta:editing-duration>
    <meta:editing-cycles>1</meta:editing-cycles>
    <meta:document-statistic meta:table-count="3" meta:cell-count="45" meta:object-count="0"/>
    <meta:generator>OpenOffice.org/3.2$Unix OpenOffice.org_project/320m19$Build-9505</meta:generator>
  </office:meta>
</office:document-meta>
</file>